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55b" officeooo:paragraph-rsid="000b055b"/>
    </style:style>
    <style:style style:name="P2" style:family="paragraph" style:parent-style-name="Standard">
      <style:paragraph-properties fo:text-align="center" style:justify-single-word="false"/>
      <style:text-properties officeooo:rsid="000b055b" officeooo:paragraph-rsid="000b055b"/>
    </style:style>
    <style:style style:name="P3" style:family="paragraph" style:parent-style-name="Standard">
      <style:text-properties officeooo:rsid="000b055b" officeooo:paragraph-rsid="000d6357"/>
    </style:style>
    <style:style style:name="P4" style:family="paragraph" style:parent-style-name="Standard">
      <style:text-properties officeooo:rsid="000b055b" officeooo:paragraph-rsid="000d6fab"/>
    </style:style>
    <style:style style:name="P5" style:family="paragraph" style:parent-style-name="Standard">
      <style:text-properties officeooo:rsid="000b055b" officeooo:paragraph-rsid="0011f8aa"/>
    </style:style>
    <style:style style:name="P6" style:family="paragraph" style:parent-style-name="Standard">
      <style:text-properties officeooo:rsid="000c9f3c" officeooo:paragraph-rsid="000c9f3c"/>
    </style:style>
    <style:style style:name="P7" style:family="paragraph" style:parent-style-name="Standard">
      <style:text-properties officeooo:rsid="000c9f3c" officeooo:paragraph-rsid="000d6357"/>
    </style:style>
    <style:style style:name="P8" style:family="paragraph" style:parent-style-name="Standard">
      <style:text-properties officeooo:rsid="000d6357" officeooo:paragraph-rsid="000d6357"/>
    </style:style>
    <style:style style:name="P9" style:family="paragraph" style:parent-style-name="Standard">
      <style:text-properties officeooo:rsid="000d6fab" officeooo:paragraph-rsid="000d6fab"/>
    </style:style>
    <style:style style:name="P10" style:family="paragraph" style:parent-style-name="Standard">
      <style:text-properties officeooo:rsid="000d6fab" officeooo:paragraph-rsid="0011f8aa"/>
    </style:style>
    <style:style style:name="P11" style:family="paragraph" style:parent-style-name="Standard">
      <style:text-properties officeooo:rsid="0011f8aa" officeooo:paragraph-rsid="0011f8aa"/>
    </style:style>
    <style:style style:name="T1" style:family="text">
      <style:text-properties officeooo:rsid="000b055b"/>
    </style:style>
    <style:style style:name="T2" style:family="text">
      <style:text-properties officeooo:rsid="000c9f3c"/>
    </style:style>
    <style:style style:name="T3" style:family="text">
      <style:text-properties officeooo:rsid="000d6357"/>
    </style:style>
    <style:style style:name="T4" style:family="text">
      <style:text-properties officeooo:rsid="00102c6c"/>
    </style:style>
    <style:style style:name="T5" style:family="text">
      <style:text-properties officeooo:rsid="0011f8aa"/>
    </style:style>
    <style:style style:name="T6" style:family="text">
      <style:text-properties officeooo:rsid="001457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ims</text:p>
      <text:p text:style-name="P1"/>
      <text:p text:style-name="P1">(1). Add/ Subtract/ Divide/ Multiply</text:p>
      <text:p text:style-name="P1"/>
      <text:p text:style-name="P1">(a). Start.</text:p>
      <text:p text:style-name="P1">(b). <text:span text:style-name="T5">Read</text:span> two numbers a, b.</text:p>
      <text:p text:style-name="P5">(c). <text:span text:style-name="T5">sum:</text:span>= a + b</text:p>
      <text:p text:style-name="P5"><text:span text:style-name="T5">(d). difference:</text:span>= a – b</text:p>
      <text:p text:style-name="P5"><text:span text:style-name="T5">(e).</text:span> <text:span text:style-name="T5">quotient:</text:span>= a/b</text:p>
      <text:p text:style-name="P5"><text:span text:style-name="T5">(f).</text:span> <text:span text:style-name="T5">product</text:span>:= a*b</text:p>
      <text:p text:style-name="P5"><text:span text:style-name="T5">(g). remainder</text:span>:= a%b</text:p>
      <text:p text:style-name="P1">(<text:span text:style-name="T5">h</text:span>). Print <text:span text:style-name="T5">sum, difference, quotient, product and remainder. </text:span></text:p>
      <text:p text:style-name="P1">(<text:span text:style-name="T5">i</text:span>). Stop.</text:p>
      <text:p text:style-name="P1"/>
      <text:p text:style-name="P1">(2). Circumference/ Area</text:p>
      <text:p text:style-name="P1"/>
      <text:p text:style-name="P1">(a). Start</text:p>
      <text:p text:style-name="P1">(b). <text:span text:style-name="T5">Read</text:span> radius r.</text:p>
      <text:p text:style-name="P5">(c). circumference:= 2*3.14*r</text:p>
      <text:p text:style-name="P5"><text:span text:style-name="T5">(d).</text:span> area:= 3.14*r*r</text:p>
      <text:p text:style-name="P1">(<text:span text:style-name="T5">e</text:span>). Print <text:span text:style-name="T5">circumference and area</text:span>.</text:p>
      <text:p text:style-name="P1">(<text:span text:style-name="T5">f</text:span>). Stop.</text:p>
      <text:p text:style-name="P1"/>
      <text:p text:style-name="P1">(3). Percentage/ Total</text:p>
      <text:p text:style-name="P1"/>
      <text:p text:style-name="P1">(a). Start</text:p>
      <text:p text:style-name="P1">(b). <text:span text:style-name="T5">Read </text:span>mark <text:span text:style-name="T5">of</text:span> 5 subjects m1, m2, m3, m4, m5 <text:span text:style-name="T4">out of 75.</text:span></text:p>
      <text:p text:style-name="P5">(<text:span text:style-name="T4">c</text:span>). <text:span text:style-name="T2">t</text:span>otal_marks:= m1+m2+m3+m4+m5</text:p>
      <text:p text:style-name="P5"><text:span text:style-name="T5">(d). p</text:span>ercentage:= <text:span text:style-name="T2">(total_marks * 100)/(75*5)</text:span></text:p>
      <text:p text:style-name="P1">(<text:span text:style-name="T5">e</text:span>). Print <text:span text:style-name="T5">total_marks and percentage</text:span>.</text:p>
      <text:p text:style-name="P1">(<text:span text:style-name="T5">f</text:span>). Stop.</text:p>
      <text:p text:style-name="P1"/>
      <text:p text:style-name="P6">(4). Simple Interest</text:p>
      <text:p text:style-name="P6"/>
      <text:p text:style-name="P6">(a). Start</text:p>
      <text:p text:style-name="P7">(b). <text:span text:style-name="T5">Read</text:span> <text:span text:style-name="T3">values for </text:span>Principle Amount (P), R<text:span text:style-name="T3">ate of Interest (R), Number of Years (N).</text:span></text:p>
      <text:p text:style-name="P8">(c). Simple_Interest:= (P*R*N)/100</text:p>
      <text:p text:style-name="P8">(d). Print <text:span text:style-name="T5">Simple_Interest</text:span>.</text:p>
      <text:p text:style-name="P8">(e). Stop.</text:p>
      <text:p text:style-name="P7"/>
      <text:p text:style-name="P3">(<text:span text:style-name="T3">5</text:span>). <text:span text:style-name="T3">Sum of first N natural nos</text:span></text:p>
      <text:p text:style-name="P3"/>
      <text:p text:style-name="P3">(a). Start</text:p>
      <text:p text:style-name="P3">(b). <text:span text:style-name="T5">Read</text:span> <text:span text:style-name="T3">the number (n).</text:span></text:p>
      <text:p text:style-name="P3">(c). <text:span text:style-name="T2">sum:= (n*(n+1))/2;</text:span></text:p>
      <text:p text:style-name="P3">(d). Print <text:span text:style-name="T5">sum</text:span>.</text:p>
      <text:p text:style-name="P3">(e). Stop.</text:p>
      <text:p text:style-name="P3"/>
      <text:p text:style-name="P3">(<text:span text:style-name="T3">6</text:span>). <text:span text:style-name="T3">Conversion from Fahrenheit to Celsius scale</text:span></text:p>
      <text:p text:style-name="P3"/>
      <text:p text:style-name="P3">(a). Start.</text:p>
      <text:p text:style-name="P3">(b). <text:span text:style-name="T5">Read</text:span> <text:span text:style-name="T3">temperature in Fahrenheit (F) or Celsuis (C)</text:span>.</text:p>
      <text:p text:style-name="P10"><text:soft-page-break/>(c).<text:span text:style-name="T1"> C:= (5/9)(F-32) or </text:span>F:= ((9*C)/5) + 32</text:p>
      <text:p text:style-name="P3">(<text:span text:style-name="T4">d</text:span>). Print <text:span text:style-name="T5">C or F</text:span>.</text:p>
      <text:p text:style-name="P3">(<text:span text:style-name="T4">e</text:span>). Stop.</text:p>
      <text:p text:style-name="P3"/>
      <text:p text:style-name="P3"/>
      <text:p text:style-name="P3"/>
      <text:p text:style-name="P3">(<text:span text:style-name="T3">7</text:span>). <text:span text:style-name="T3">Swap values of two nos using third variable.</text:span></text:p>
      <text:p text:style-name="P3"/>
      <text:p text:style-name="P3">(a). Start.</text:p>
      <text:p text:style-name="P3">(b). <text:span text:style-name="T5">Read</text:span> <text:span text:style-name="T3">two numbers x, y</text:span>.</text:p>
      <text:p text:style-name="P5">(c). <text:span text:style-name="T2">temp:= y</text:span></text:p>
      <text:p text:style-name="P11">(d). y:= x</text:p>
      <text:p text:style-name="P11">(e). y:= temp</text:p>
      <text:p text:style-name="P3">(<text:span text:style-name="T5">f</text:span>). Print <text:span text:style-name="T5">x and y</text:span>.</text:p>
      <text:p text:style-name="P3">(<text:span text:style-name="T5">g</text:span>). Stop.</text:p>
      <text:p text:style-name="P3"/>
      <text:p text:style-name="P9">(8). <text:span text:style-name="T1"><text:s/>Swap values of two nos </text:span>without<text:span text:style-name="T1"> using third variable.</text:span></text:p>
      <text:p text:style-name="P3"/>
      <text:p text:style-name="P4">(a). Start.</text:p>
      <text:p text:style-name="P4">(b). <text:span text:style-name="T5">Read two numbers x, y</text:span>.</text:p>
      <text:p text:style-name="P5">(c). <text:span text:style-name="T2">x:= x + y</text:span></text:p>
      <text:p text:style-name="P11">(d). y:= x – y</text:p>
      <text:p text:style-name="P11">(e). x:= x - y </text:p>
      <text:p text:style-name="P4">(<text:span text:style-name="T5">f</text:span>). Print <text:span text:style-name="T5">x and y</text:span>.</text:p>
      <text:p text:style-name="P4">(<text:span text:style-name="T5">g</text:span>). Stop.</text:p>
      <text:p text:style-name="P4"/>
      <text:p text:style-name="P8"/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9:57:04.538341709</meta:creation-date>
    <dc:date>2015-08-14T01:00:45.571050291</dc:date>
    <meta:editing-duration>PT5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2" meta:paragraph-count="60" meta:word-count="253" meta:character-count="1418" meta:non-whitespace-character-count="1218"/>
  </office:meta>
</office:document-meta>
</file>